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lwg Typo" svg:font-family="'Tlwg Typ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4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0pt"/>
    </style:style>
    <style:style style:name="P4" style:family="paragraph" style:parent-style-name="Standard">
      <style:paragraph-properties fo:text-align="end" style:justify-single-word="false"/>
      <style:text-properties fo:font-size="20pt"/>
    </style:style>
    <style:style style:name="P5" style:family="paragraph" style:parent-style-name="Standard">
      <style:paragraph-properties fo:text-align="start" style:justify-single-word="false"/>
      <style:text-properties fo:font-size="8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Tlwg Typo" fo:font-size="8pt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Tlwg Typo" fo:font-size="12pt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font-size-asian="16pt" style:font-size-complex="16pt"/>
    </style:style>
    <style:style style:name="P9" style:family="paragraph" style:parent-style-name="Standard">
      <style:paragraph-properties fo:text-align="start" style:justify-single-word="false" fo:break-before="page"/>
      <style:text-properties fo:font-size="14pt" style:font-size-asian="16pt" style:font-size-complex="16pt"/>
    </style:style>
    <style:style style:name="P10" style:family="paragraph" style:parent-style-name="Standard">
      <style:paragraph-properties fo:text-align="start" style:justify-single-word="false" fo:break-before="page"/>
      <style:text-properties style:font-name="Tlwg Typo" fo:font-size="12pt" style:font-size-asian="16pt" style:font-size-complex="16pt"/>
    </style:style>
    <style:style style:name="T1" style:family="text">
      <style:text-properties style:font-name="Tlwg Typo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НТУУ КПІ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Лабораторна робота №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иконав студент групи ІО-82</text:p>
      <text:p text:style-name="P4">Гер'ятович Ярослав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Київ 2009</text:p>
      <text:p text:style-name="P9">Хід роботи:</text:p>
      <text:list xml:id="list1410615796" text:style-name="L1">
        <text:list-item>
          <text:p text:style-name="P1">Спростити вираз</text:p>
        </text:list-item>
        <text:list-item>
          <text:p text:style-name="P1">Записати результат спрощення</text:p>
        </text:list-item>
        <text:list-item>
          <text:p text:style-name="P1">Перевірити результат в програмі</text:p>
        </text:list-item>
      </text:list>
      <text:p text:style-name="P2">1. <text:s text:c="2"/><draw:frame draw:style-name="fr1" draw:name="Объект1" text:anchor-type="as-char" svg:y="0.388cm" svg:width="14.542cm" svg:height="0.52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>=<draw:frame draw:style-name="fr1" draw:name="Объект2" text:anchor-type="as-char" svg:y="-0.429cm" svg:width="14.623cm" svg:height="0.487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6">unit dismat;</text:p>
      <text:p text:style-name="P6">interface</text:p>
      <text:p text:style-name="P6">type</text:p>
      <text:p text:style-name="P6"><text:s text:c="4"/>tint=0..10;</text:p>
      <text:p text:style-name="P6"><text:s text:c="4"/>St=array[tint] of integer;</text:p>
      <text:p text:style-name="P6"></text:p>
      <text:p text:style-name="P6">var</text:p>
      <text:p text:style-name="P6"><text:s text:c="4"/>u,st0:st;</text:p>
      <text:p text:style-name="P6">procedure add(var q:st; a:integer);</text:p>
      <text:p text:style-name="P6">procedure show(q:st);</text:p>
      <text:p text:style-name="P6">function pnot(a:st):st;</text:p>
      <text:p text:style-name="P6">implementation</text:p>
      <text:p text:style-name="P6">procedure add(var q:st; a:integer);</text:p>
      <text:p text:style-name="P6">var</text:p>
      <text:p text:style-name="P6"><text:s text:c="3"/>i:tint;</text:p>
      <text:p text:style-name="P6"><text:s text:c="3"/>b:boolean;</text:p>
      <text:p text:style-name="P6">begin</text:p>
      <text:p text:style-name="P6"><text:s text:c="5"/>b:=false;</text:p>
      <text:p text:style-name="P6"><text:s text:c="5"/>for i:=1 to q[0] do</text:p>
      <text:p text:style-name="P6"><text:s text:c="8"/>if q[i]=a then</text:p>
      <text:p text:style-name="P6"><text:s text:c="11"/>b:=true;</text:p>
      <text:p text:style-name="P6"><text:s text:c="5"/>if b=false then</text:p>
      <text:p text:style-name="P6"><text:s text:c="5"/>begin</text:p>
      <text:p text:style-name="P6"><text:s text:c="10"/>inc(q[0]);</text:p>
      <text:p text:style-name="P6"><text:s text:c="10"/>q[q[0]]:=a;</text:p>
      <text:p text:style-name="P6"><text:s text:c="5"/>end;</text:p>
      <text:p text:style-name="P6">end;</text:p>
      <text:p text:style-name="P6"></text:p>
      <text:p text:style-name="P6">procedure show(q:st);</text:p>
      <text:p text:style-name="P6">var i:tint;</text:p>
      <text:p text:style-name="P6">begin</text:p>
      <text:p text:style-name="P6"><text:s text:c="5"/>write(q[0],':{');</text:p>
      <text:p text:style-name="P6"><text:s text:c="5"/>for i:=1 to q[0]-1 do</text:p>
      <text:p text:style-name="P6"><text:s text:c="8"/>write(q[i],',');</text:p>
      <text:p text:style-name="P6"><text:s text:c="5"/>writeln(q[q[0]],'}');</text:p>
      <text:p text:style-name="P6">end;</text:p>
      <text:p text:style-name="P6">function pnot(a:st):st;</text:p>
      <text:p text:style-name="P6">var i,j:tint;</text:p>
      <text:p text:style-name="P6"><text:s text:c="4"/>c:st;</text:p>
      <text:p text:style-name="P6"><text:s text:c="4"/>b:boolean;</text:p>
      <text:p text:style-name="P6">begin</text:p>
      <text:p text:style-name="P6"><text:s text:c="5"/>c:=st0;</text:p>
      <text:p text:style-name="P6"><text:s text:c="5"/>for i:=1 to u[0] do</text:p>
      <text:p text:style-name="P6"><text:s text:c="5"/>begin</text:p>
      <text:p text:style-name="P6"><text:s text:c="8"/>b:=true;</text:p>
      <text:p text:style-name="P6"><text:s text:c="8"/>for j:=1 to a[0] do</text:p>
      <text:p text:style-name="P6"><text:s text:c="11"/>if a[j]=u[i] then</text:p>
      <text:p text:style-name="P6"><text:s text:c="14"/>b:=false;</text:p>
      <text:p text:style-name="P6"><text:s text:c="8"/>if b then</text:p>
      <text:p text:style-name="P6"><text:s text:c="11"/>add(c,u[i]);</text:p>
      <text:p text:style-name="P6"><text:s text:c="5"/>end;</text:p>
      <text:p text:style-name="P6"><text:s text:c="5"/>pnot:=c;</text:p>
      <text:p text:style-name="P6">end;</text:p>
      <text:p text:style-name="P6"></text:p>
      <text:p text:style-name="P6">begin</text:p>
      <text:p text:style-name="P6">st0[0]:=0;</text:p>
      <text:p text:style-name="P5"><text:span text:style-name="T1">end.</text:span></text:p>
      <text:p text:style-name="P10">Program p1;</text:p>
      <text:p text:style-name="P7">uses dismat;</text:p>
      <text:p text:style-name="P7">var</text:p>
      <text:p text:style-name="P7"><text:s text:c="3"/>a,b,c:st;</text:p>
      <text:p text:style-name="P7"><text:s text:c="3"/>i:tint;</text:p>
      <text:p text:style-name="P7">begin</text:p>
      <text:p text:style-name="P7"><text:s text:c="5"/>b[0]:=0;</text:p>
      <text:p text:style-name="P7"><text:s text:c="5"/>a[0]:=0;</text:p>
      <text:p text:style-name="P7"><text:s text:c="5"/>add(a,3);</text:p>
      <text:p text:style-name="P7"><text:s text:c="5"/>add(a,4);</text:p>
      <text:p text:style-name="P7"><text:s text:c="5"/>add(b,3);</text:p>
      <text:p text:style-name="P7"><text:s text:c="5"/>add(b,4);</text:p>
      <text:p text:style-name="P7"><text:s text:c="5"/>add(b,8);</text:p>
      <text:p text:style-name="P7"><text:s text:c="5"/>c:=pnot(a);</text:p>
      <text:p text:style-name="P7"><text:s text:c="5"/>show(c);</text:p>
      <text:p text:style-name="P7">end.</text:p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Висновки: При виконанні операцій з множинами потрібно завжди намагатись спростити даний вираз до більш простого, за правилами поглинання.</text:p>
      <text:p text:style-name="P8">Комп*ютерна програмадопомагає перевірити правильний результа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lwg Typo" svg:font-family="'Tlwg Typ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512cm" fo:margin-bottom="1.36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Ярослав</meta:initial-creator>
    <meta:creation-date>2009-02-20T03:45:59</meta:creation-date>
    <dc:date>2009-02-20T05:05:21</dc:date>
    <dc:creator>Ярослав</dc:creator>
    <meta:editing-duration>PT01H19M31S</meta:editing-duration>
    <meta:editing-cycles>10</meta:editing-cycles>
    <meta:generator>OpenOffice.org/3.0$Linux OpenOffice.org_project/300m9$Build-9358</meta:generator>
    <meta:printed-by>Ярослав</meta:printed-by>
    <meta:print-date>2009-02-20T05:03:53</meta:print-date>
    <meta:document-statistic meta:table-count="0" meta:image-count="0" meta:object-count="2" meta:page-count="3" meta:paragraph-count="86" meta:word-count="164" meta:character-count="147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ver math:accent="true">
            <math:mrow>
              <math:mi>A</math:mi>
              <math:mo math:stretchy="false">∖</math:mo>
              <math:mi>B</math:mi>
            </math:mrow>
            <math:mo>¯</math:mo>
          </math:mover>
          <math:mo math:stretchy="false">÷</math:mo>
          <math:mi>A</math:mi>
        </math:mrow>
        <math:mo math:stretchy="false">∖</math:mo>
        <math:mi>A</math:mi>
      </math:mrow>
      <math:mrow>
        <math:mrow>
          <math:mrow>
            <math:mrow>
              <math:mover math:accent="true">
                <math:mi>B</math:mi>
                <math:mo>¯</math:mo>
              </math:mover>
              <math:mo math:stretchy="false">=</math:mo>
              <math:mrow>
                <math:mrow>
                  <math:mover math:accent="true">
                    <math:mrow>
                      <math:mi>A</math:mi>
                      <math:mo math:stretchy="false">∩</math:mo>
                      <math:mover math:accent="true">
                        <math:mi>B</math:mi>
                        <math:mo>¯</math:mo>
                      </math:mover>
                    </math:mrow>
                    <math:mo>¯</math:mo>
                  </math:mover>
                  <math:mo math:stretchy="false">÷</math:mo>
                  <math:mi>A</math:mi>
                </math:mrow>
                <math:mo math:stretchy="false">∩</math:mo>
                <math:mover math:accent="true">
                  <math:mrow>
                    <math:mi>A</math:mi>
                    <math:mover math:accent="true">
                      <math:mi>B</math:mi>
                      <math:mo>¯</math:mo>
                    </math:mover>
                  </math:mrow>
                  <math:mo>¯</math:mo>
                </math:mover>
              </math:mrow>
            </math:mrow>
            <math:mo math:stretchy="false">=</math:mo>
            <math:mrow>
              <math:mrow>
                <math:mrow>
                  <math:mo math:stretchy="false">(</math:mo>
                  <math:mrow>
                    <math:mover math:accent="true">
                      <math:mi>A</math:mi>
                      <math:mo>¯</math:mo>
                    </math:mover>
                    <math:mo math:stretchy="false">∪</math:mo>
                    <math:mi>B</math:mi>
                  </math:mrow>
                  <math:mo math:stretchy="false">)</math:mo>
                </math:mrow>
                <math:mo math:stretchy="false">÷</math:mo>
                <math:mi>A</math:mi>
              </math:mrow>
              <math:mo math:stretchy="false">∩</math:mo>
              <math:mrow>
                <math:mo math:stretchy="false">(</math:mo>
                <math:mrow>
                  <math:mover math:accent="true">
                    <math:mi>A</math:mi>
                    <math:mo>¯</math:mo>
                  </math:mover>
                  <math:mo math:stretchy="false">∪</math:mo>
                  <math:mi>B</math:mi>
                </math:mrow>
                <math:mo math:stretchy="false">)</math:mo>
              </math:mrow>
            </math:mrow>
          </math:mrow>
          <math:mo math:stretchy="false">=</math:mo>
          <math:mrow>
            <math:mrow>
              <math:mo math:stretchy="false">(</math:mo>
              <math:mrow>
                <math:mover math:accent="true">
                  <math:mi>A</math:mi>
                  <math:mo>¯</math:mo>
                </math:mover>
                <math:mo math:stretchy="false">∪</math:mo>
                <math:mi>B</math:mi>
              </math:mrow>
              <math:mo math:stretchy="false">)</math:mo>
            </math:mrow>
            <math:mo math:stretchy="false">÷</math:mo>
            <math:mrow>
              <math:mo math:stretchy="false">(</math:mo>
              <math:mrow>
                <math:mrow>
                  <math:mi>A</math:mi>
                  <math:mo math:stretchy="false">∩</math:mo>
                  <math:mover math:accent="true">
                    <math:mi>A</math:mi>
                    <math:mo>¯</math:mo>
                  </math:mover>
                </math:mrow>
                <math:mo math:stretchy="false">∪</math:mo>
                <math:mrow>
                  <math:mi>A</math:mi>
                  <math:mo math:stretchy="false">∩</math:mo>
                  <math:mi>B</math:mi>
                </math:mrow>
              </math:mrow>
              <math:mo math:stretchy="false">)</math:mo>
            </math:mrow>
          </math:mrow>
        </math:mrow>
        <math:mo math:stretchy="false">=</math:mo>
        <math:mrow/>
      </math:mrow>
    </math:mrow>
    <math:annotation math:encoding="StarMath 5.0">overline {A setminus B }  div A setminus A overline {B}   = overline {A intersection overline {B}  }  div A intersection overline {A overline {B} }  = (overline {A} union B)div A intersection (overline {A}  union B )  = (overline {A} union B)div (A intersection overline {A} union A intersection B) = 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o math:stretchy="false">(</math:mo>
              <math:mrow>
                <math:mover math:accent="true">
                  <math:mi>A</math:mi>
                  <math:mo>¯</math:mo>
                </math:mover>
                <math:mo math:stretchy="false">∪</math:mo>
                <math:mi>B</math:mi>
              </math:mrow>
              <math:mo math:stretchy="false">)</math:mo>
            </math:mrow>
            <math:mo math:stretchy="false">÷</math:mo>
            <math:mrow>
              <math:mo math:stretchy="false">(</math:mo>
              <math:mrow>
                <math:mi>A</math:mi>
                <math:mo math:stretchy="false">∩</math:mo>
                <math:mi>B</math:mi>
              </math:mrow>
              <math:mo math:stretchy="false">)</math:mo>
            </math:mrow>
          </math:mrow>
          <math:mo math:stretchy="false">=</math:mo>
          <math:mrow>
            <math:mrow>
              <math:mrow>
                <math:mo math:stretchy="false">(</math:mo>
                <math:mrow>
                  <math:mover math:accent="true">
                    <math:mi>A</math:mi>
                    <math:mo>¯</math:mo>
                  </math:mover>
                  <math:mo math:stretchy="false">∪</math:mo>
                  <math:mi>B</math:mi>
                </math:mrow>
                <math:mo math:stretchy="false">)</math:mo>
              </math:mrow>
              <math:mo math:stretchy="false">∩</math:mo>
              <math:mrow>
                <math:mo math:stretchy="false">(</math:mo>
                <math:mrow>
                  <math:mover math:accent="true">
                    <math:mi>A</math:mi>
                    <math:mo>¯</math:mo>
                  </math:mover>
                  <math:mo math:stretchy="false">∪</math:mo>
                  <math:mover math:accent="true">
                    <math:mi>B</math:mi>
                    <math:mo>¯</math:mo>
                  </math:mover>
                </math:mrow>
                <math:mo math:stretchy="false">)</math:mo>
              </math:mrow>
            </math:mrow>
            <math:mo math:stretchy="false">∪</math:mo>
            <math:mrow>
              <math:mrow>
                <math:mo math:stretchy="false">(</math:mo>
                <math:mrow>
                  <math:mi>A</math:mi>
                  <math:mo math:stretchy="false">∩</math:mo>
                  <math:mi>B</math:mi>
                </math:mrow>
                <math:mo math:stretchy="false">)</math:mo>
              </math:mrow>
              <math:mo math:stretchy="false">∩</math:mo>
              <math:mrow>
                <math:mo math:stretchy="false">(</math:mo>
                <math:mrow>
                  <math:mi>A</math:mi>
                  <math:mo math:stretchy="false">∩</math:mo>
                  <math:mover math:accent="true">
                    <math:mi>B</math:mi>
                    <math:mo>¯</math:mo>
                  </math:mover>
                </math:mrow>
                <math:mo math:stretchy="false">)</math:mo>
              </math:mrow>
            </math:mrow>
          </math:mrow>
        </math:mrow>
        <math:mo math:stretchy="false">=</math:mo>
        <math:mrow>
          <math:mrow>
            <math:mover math:accent="true">
              <math:mi>A</math:mi>
              <math:mo>¯</math:mo>
            </math:mover>
            <math:mo math:stretchy="false">∪</math:mo>
            <math:mrow>
              <math:mo math:stretchy="false">(</math:mo>
              <math:mrow>
                <math:mover math:accent="true">
                  <math:mi>B</math:mi>
                  <math:mo>¯</math:mo>
                </math:mover>
                <math:mo math:stretchy="false">∪</math:mo>
                <math:mi>B</math:mi>
              </math:mrow>
              <math:mo math:stretchy="false">)</math:mo>
            </math:mrow>
          </math:mrow>
          <math:mo math:stretchy="false">∪</math:mo>
          <math:mrow>
            <math:mi>A</math:mi>
            <math:mo math:stretchy="false">∩</math:mo>
            <math:mrow>
              <math:mo math:stretchy="false">(</math:mo>
              <math:mrow>
                <math:mi>B</math:mi>
                <math:mo math:stretchy="false">∩</math:mo>
                <math:mover math:accent="true">
                  <math:mi>B</math:mi>
                  <math:mo>¯</math:mo>
                </math:mover>
              </math:mrow>
              <math:mo math:stretchy="false">)</math:mo>
            </math:mrow>
          </math:mrow>
        </math:mrow>
      </math:mrow>
      <math:mo math:stretchy="false">=</math:mo>
      <math:mover math:accent="true">
        <math:mi>A</math:mi>
        <math:mo>¯</math:mo>
      </math:mover>
    </math:mrow>
    <math:annotation math:encoding="StarMath 5.0">(overline {A} union B)div (A intersection B ) = (overline {A} union B) intersection (overline {A} union overline {B} ) union (A intersection B ) intersection (A intersection  overline {B}) = overline {A} union (overline {B} union B ) union A  intersection (B intersection  overline {B}) = overline {A}</math:annotation>
  </math:semantics>
</math:math>
</file>